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26/como-mejorar-tus-simulaciones-en-vhdl/" text:style-name="Internet_20_link" text:visited-style-name="Visited_20_Internet_20_Link"><text:span text:style-name="T3">https://soceame.wordpress.com/2024/05/26/como-mejorar-tus-simulaciones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47:57.119093318">22/02/2025</text:date></text:p>
      <text:p text:style-name="P10"/>
      <text:p text:style-name="P11">Hay dos trucos que permiten optimizar y mejorar las simulaciones en VHDL.</text:p>
      <text:list text:style-name="L1">
        <text:list-item>
          <text:p text:style-name="P12">Utilizar un report </text:p>
        </text:list-item>
        <text:list-item>
          <text:p text:style-name="P13">Utilizar procedimientos </text:p>
        </text:list-item>
      </text:list>
      <text:h text:style-name="Heading_20_2" text:outline-level="2">Report</text:h>
      <text:p text:style-name="Text_20_body">report es una sentencia que se puede utilizar para imprimir un mensaje cuando una simulación llega a un punto, se puede utilizar para marcar un cambio en la simulación.</text:p>
      <text:p text:style-name="P14"><text:span text:style-name="Source_20_Text">report "&lt;mensaje&gt;" [severity [note/warning/error/failure]];</text:span></text:p>
      <text:p text:style-name="Text_20_body">Bien, pues el<text:span text:style-name="Emphasis"><text:span text:style-name="Strong_20_Emphasis"> severity failure </text:span></text:span>para la simulación en seco, por lo que lo puedes utilizar para ver que es <text:span text:style-name="Emphasis">lo que ocurre cuando la simulación llega a ese punto.</text:span> Además, dependiendo de como hayas hecho el testbench puedes continuar simulando después de la parada.</text:p>
      <text:p text:style-name="P14"><text:span text:style-name="Source_20_Text">report "para" severity failure;</text:span></text:p>
      <text:h text:style-name="Heading_20_2" text:outline-level="2">Procedure</text:h>
      <text:p text:style-name="Text_20_body">Los procedure son estructuras que permiten encapsular el código y facilitar la repetición de este. Además no devuelven un valor como las funciones, sino que modifican las señales que se le da. Siguen la siguiente estructura.</text:p>
      <text:p text:style-name="Preformatted_20_Text"><text:span text:style-name="Source_20_Text">procedure &lt;nombre&gt; ( &lt;puertos&gt; ) is </text:span></text:p>
      <text:p text:style-name="Preformatted_20_Text"><text:span text:style-name="Source_20_Text">begin</text:span></text:p>
      <text:p text:style-name="Preformatted_20_Text"/>
      <text:p text:style-name="P14"><text:span text:style-name="Source_20_Text">end procedure;</text:span></text:p>
      <text:p text:style-name="Text_20_body">Lo vemos en un ejemplo:</text:p>
      <text:p text:style-name="Text_20_body">Yo quiero que la señal ‘a’ cambie cada 20ns a un valor del siguiente orden: x»01″, x»07″, x»10″, x»FF», x»00″, x»04″, x»0C» y x»AA» pero cada 10ns vuelva a x»00″. Para ello de primeras tenemos que definir explícitamente la ejecución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/>
      <text:p text:style-name="Preformatted_20_Text"><text:span text:style-name="Source_20_Text">entity leds_tb is</text:span></text:p>
      <text:p text:style-name="Preformatted_20_Text"><text:span text:style-name="Source_20_Text">end leds_tb;</text:span></text:p>
      <text:p text:style-name="Preformatted_20_Text"/>
      <text:p text:style-name="Preformatted_20_Text"><text:span text:style-name="Source_20_Text">architecture Behavioral of leds_tb is</text:span></text:p>
      <text:p text:style-name="Preformatted_20_Text"><text:span text:style-name="Source_20_Text">...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<text:s/>process begin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1";</text:span></text:p>
      <text:p text:style-name="Preformatted_20_Text"><text:span text:style-name="Source_20_Text"><text:s text:c="3"/>wait for 10ns;</text:span></text:p>
      <text:p text:style-name="Preformatted_20_Text"><text:soft-page-break/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7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1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FF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4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C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a &lt;= x"AA";</text:span></text:p>
      <text:p text:style-name="Preformatted_20_Text"><text:span text:style-name="Source_20_Text"><text:s/>end process;</text:span></text:p>
      <text:p text:style-name="Preformatted_20_Text"/>
      <text:p text:style-name="P14"><text:span text:style-name="Source_20_Text">end Behavioral;</text:span></text:p>
      <text:p text:style-name="Text_20_body">Como se puede ver esto es un coñazo, pues imagina sistemas más grandes, como simular una cadena de UART a nivel binario.</text:p>
      <text:p text:style-name="Text_20_body">Para ello están los procedimientos, que permiten pasar de lo anterior a lo siguiente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/>
      <text:p text:style-name="Preformatted_20_Text"><text:span text:style-name="Source_20_Text">entity leds_tb is</text:span></text:p>
      <text:p text:style-name="Preformatted_20_Text"><text:span text:style-name="Source_20_Text">end leds_tb;</text:span></text:p>
      <text:p text:style-name="Preformatted_20_Text"/>
      <text:p text:style-name="Preformatted_20_Text"><text:span text:style-name="Source_20_Text">architecture Behavioral of leds_tb is</text:span></text:p>
      <text:p text:style-name="Preformatted_20_Text"><text:span text:style-name="Source_20_Text">procedure envio(</text:span></text:p>
      <text:p text:style-name="Preformatted_20_Text"><text:span text:style-name="Source_20_Text"><text:s text:c="15"/>input : out std_logic_vector(7 downto 0);</text:span></text:p>
      <text:p text:style-name="Preformatted_20_Text"><text:span text:style-name="Source_20_Text"><text:s text:c="15"/>value : std_logic_vector(7 downto 0)) is</text:span></text:p>
      <text:p text:style-name="Preformatted_20_Text"><text:span text:style-name="Source_20_Text">begin</text:span></text:p>
      <text:p text:style-name="Preformatted_20_Text"><text:span text:style-name="Source_20_Text"><text:s text:c="3"/>input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input &lt;= value;</text:span></text:p>
      <text:p text:style-name="Preformatted_20_Text"><text:span text:style-name="Source_20_Text"><text:s text:c="3"/>wait for 10ns;</text:span></text:p>
      <text:p text:style-name="Preformatted_20_Text"><text:span text:style-name="Source_20_Text">end procedure;</text:span></text:p>
      <text:p text:style-name="Preformatted_20_Text"><text:span text:style-name="Source_20_Text">... 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<text:s/>process begin</text:span></text:p>
      <text:p text:style-name="Preformatted_20_Text"><text:span text:style-name="Source_20_Text"><text:s text:c="3"/>envio(a, x"01");</text:span></text:p>
      <text:p text:style-name="Preformatted_20_Text"><text:span text:style-name="Source_20_Text"><text:s text:c="3"/>envio(a, x"07");</text:span></text:p>
      <text:p text:style-name="Preformatted_20_Text"><text:soft-page-break/><text:span text:style-name="Source_20_Text"><text:s text:c="3"/>envio(a, x"10");</text:span></text:p>
      <text:p text:style-name="Preformatted_20_Text"><text:span text:style-name="Source_20_Text"><text:s text:c="3"/>envio(a, x"FF");</text:span></text:p>
      <text:p text:style-name="Preformatted_20_Text"><text:span text:style-name="Source_20_Text"><text:s text:c="3"/>envio(a, x"00");</text:span></text:p>
      <text:p text:style-name="Preformatted_20_Text"><text:span text:style-name="Source_20_Text"><text:s text:c="3"/>envio(a, x"0C");</text:span></text:p>
      <text:p text:style-name="Preformatted_20_Text"><text:span text:style-name="Source_20_Text"><text:s text:c="3"/>envio(a, x"AA");</text:span></text:p>
      <text:p text:style-name="Preformatted_20_Text"><text:span text:style-name="Source_20_Text"><text:s text:c="3"/>report "para" severity failure;</text:span></text:p>
      <text:p text:style-name="Preformatted_20_Text"><text:span text:style-name="Source_20_Text"><text:s/>end process;</text:span></text:p>
      <text:p text:style-name="Preformatted_20_Text"/>
      <text:p text:style-name="P14"><text:span text:style-name="Source_20_Text">end Behavioral;</text:span></text:p>
      <text:p text:style-name="Text_20_body">Entonces, como parámetros del <text:span text:style-name="Emphasis">procedure</text:span> se mete la señal ‘a’, que viene de un puerto de entrada, y sale del <text:span text:style-name="Emphasis">procedure</text:span> con el valor que se le quiera asignar. El valor «value» no tiene tipo porque es una constante.</text:p>
      <text:p text:style-name="Text_20_body">Además, se puede utilizar un <text:span text:style-name="Emphasis">procedure</text:span> de otro <text:span text:style-name="Emphasis">procedure</text:span>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/>
      <text:p text:style-name="Preformatted_20_Text"><text:span text:style-name="Source_20_Text">entity leds_tb is</text:span></text:p>
      <text:p text:style-name="Preformatted_20_Text"><text:span text:style-name="Source_20_Text">end leds_tb;</text:span></text:p>
      <text:p text:style-name="Preformatted_20_Text"/>
      <text:p text:style-name="Preformatted_20_Text"><text:span text:style-name="Source_20_Text">architecture Behavioral of leds_tb is</text:span></text:p>
      <text:p text:style-name="Preformatted_20_Text"/>
      <text:p text:style-name="Preformatted_20_Text"><text:span text:style-name="Source_20_Text">procedure </text:span><text:span text:style-name="Source_20_Text"><text:span text:style-name="Strong_20_Emphasis">envio</text:span></text:span><text:span text:style-name="Source_20_Text">(</text:span></text:p>
      <text:p text:style-name="Preformatted_20_Text"><text:span text:style-name="Source_20_Text"><text:s text:c="15"/>input : out std_logic_vector(7 downto 0);</text:span></text:p>
      <text:p text:style-name="Preformatted_20_Text"><text:span text:style-name="Source_20_Text"><text:s text:c="15"/>value : std_logic_vector(7 downto 0)) is</text:span></text:p>
      <text:p text:style-name="Preformatted_20_Text"><text:span text:style-name="Source_20_Text">begin</text:span></text:p>
      <text:p text:style-name="Preformatted_20_Text"><text:span text:style-name="Source_20_Text"><text:s text:c="3"/>input &lt;= x"00";</text:span></text:p>
      <text:p text:style-name="Preformatted_20_Text"><text:span text:style-name="Source_20_Text"><text:s text:c="3"/>wait for 10ns;</text:span></text:p>
      <text:p text:style-name="Preformatted_20_Text"><text:span text:style-name="Source_20_Text"><text:s text:c="3"/>input &lt;= value;</text:span></text:p>
      <text:p text:style-name="Preformatted_20_Text"><text:span text:style-name="Source_20_Text"><text:s text:c="3"/>wait for 10ns;</text:span></text:p>
      <text:p text:style-name="Preformatted_20_Text"><text:span text:style-name="Source_20_Text">end procedure;</text:span></text:p>
      <text:p text:style-name="Preformatted_20_Text"/>
      <text:p text:style-name="Preformatted_20_Text"><text:span text:style-name="Source_20_Text">procedure </text:span><text:span text:style-name="Source_20_Text"><text:span text:style-name="Strong_20_Emphasis">proyecto</text:span></text:span><text:span text:style-name="Source_20_Text">(input : out std_logic_vector(7 downto 0)) is</text:span></text:p>
      <text:p text:style-name="Preformatted_20_Text"><text:span text:style-name="Source_20_Text">begin</text:span></text:p>
      <text:p text:style-name="Preformatted_20_Text"><text:span text:style-name="Source_20_Text"><text:s text:c="3"/>envio(input, x"01");</text:span></text:p>
      <text:p text:style-name="Preformatted_20_Text"><text:span text:style-name="Source_20_Text"><text:s text:c="3"/>envio(input, x"07");</text:span></text:p>
      <text:p text:style-name="Preformatted_20_Text"><text:span text:style-name="Source_20_Text"><text:s text:c="3"/>envio(input, x"10");</text:span></text:p>
      <text:p text:style-name="Preformatted_20_Text"><text:span text:style-name="Source_20_Text"><text:s text:c="3"/>envio(input, x"FF");</text:span></text:p>
      <text:p text:style-name="Preformatted_20_Text"><text:span text:style-name="Source_20_Text"><text:s text:c="3"/>envio(input, x"00");</text:span></text:p>
      <text:p text:style-name="Preformatted_20_Text"><text:span text:style-name="Source_20_Text"><text:s text:c="3"/>envio(input, x"0C");</text:span></text:p>
      <text:p text:style-name="Preformatted_20_Text"><text:span text:style-name="Source_20_Text"><text:s text:c="3"/>envio(input, x"AA");</text:span></text:p>
      <text:p text:style-name="Preformatted_20_Text"><text:span text:style-name="Source_20_Text"><text:s text:c="3"/>report "para" severity failure;</text:span></text:p>
      <text:p text:style-name="Preformatted_20_Text"><text:span text:style-name="Source_20_Text">end procedure;</text:span></text:p>
      <text:p text:style-name="Preformatted_20_Text"><text:span text:style-name="Source_20_Text">... </text:span></text:p>
      <text:p text:style-name="Preformatted_20_Text"><text:span text:style-name="Source_20_Text">begin</text:span></text:p>
      <text:p text:style-name="Preformatted_20_Text"><text:span text:style-name="Source_20_Text">...</text:span></text:p>
      <text:p text:style-name="Preformatted_20_Text"><text:span text:style-name="Source_20_Text"><text:s/>process begin</text:span></text:p>
      <text:p text:style-name="Preformatted_20_Text"><text:span text:style-name="Source_20_Text"><text:s text:c="3"/></text:span><text:span text:style-name="Source_20_Text"><text:span text:style-name="Strong_20_Emphasis">proyecto</text:span></text:span><text:span text:style-name="Source_20_Text">(a);</text:span></text:p>
      <text:p text:style-name="Preformatted_20_Text"><text:span text:style-name="Source_20_Text"><text:s/>end process;</text:span></text:p>
      <text:p text:style-name="Preformatted_20_Text"/>
      <text:p text:style-name="P14"><text:span text:style-name="Source_20_Text">end Behavioral;</text:span></text:p>
      <text:p text:style-name="P15">Pues la gran ventaja de esta forma de encapsular el código del testbench es que se puede meter en <text:span text:style-name="T4">packages</text:span>, para que no molesten en el código a simular, así se pueden manejar mejor.</text:p>
      <text:p text:style-name="Text_20_body"><text:soft-page-break/><text:span text:style-name="Strong_20_Emphasis">NOTA</text:span>: Por último, también recuerdo que la directiva «wait;» se puede declarar sola y evita la repetición de código dentro de un «process begin»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aac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26/como-mejorar-tus-simulaciones-en-vhdl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26/como-mejorar-tus-simulaciones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47:07.404260095</meta:creation-date>
    <meta:editing-duration>PT51S</meta:editing-duration>
    <meta:editing-cycles>2</meta:editing-cycles>
    <meta:generator>LibreOffice/24.8.4.2$Linux_X86_64 LibreOffice_project/480$Build-2</meta:generator>
    <dc:date>2025-02-22T17:47:56.876040334</dc:date>
    <meta:document-statistic meta:table-count="0" meta:image-count="0" meta:object-count="0" meta:page-count="5" meta:paragraph-count="131" meta:word-count="624" meta:character-count="4165" meta:non-whitespace-character-count="3431"/>
    <meta:template xlink:type="simple" xlink:actuate="onRequest" xlink:title="template" xlink:href="../../../../../../Plantillas/template.ott" meta:date="2025-02-22T17:47:05.804989541"/>
  </office:meta>
</office:document-meta>
</file>